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 fo:wrap-option="wrap"/>
    </style:style>
    <style:style style:name="gr2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id="id1" draw:layer="layout" svg:width="4.5cm" svg:height="2.5cm" svg:x="1.5cm" svg:y="7.5cm">
          <text:p text:style-name="P1">Navegación Aérea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4cm" svg:height="1cm" svg:x="7.5cm" svg:y="3.5cm">
          <text:p text:style-name="P1">Autónoma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5.1cm" svg:height="1cm" svg:x="7cm" svg:y="12.3cm">
          <text:p text:style-name="P1">No Autónoma</text:p>
          <draw:enhanced-geometry svg:viewBox="0 0 21600 21600" draw:type="rectangle" draw:enhanced-path="M 0 0 L 21600 0 21600 21600 0 21600 0 0 Z N"/>
        </draw:custom-shape>
        <draw:custom-shape draw:style-name="gr1" draw:text-style-name="P1" draw:id="id7" draw:layer="layout" svg:width="4cm" svg:height="1cm" svg:x="15.6cm" svg:y="1.5cm">
          <text:p text:style-name="P1">Observada</text:p>
          <draw:enhanced-geometry svg:viewBox="0 0 21600 21600" draw:type="rectangle" draw:enhanced-path="M 0 0 L 21600 0 21600 21600 0 21600 0 0 Z N"/>
        </draw:custom-shape>
        <draw:custom-shape draw:style-name="gr1" draw:text-style-name="P1" draw:id="id8" draw:layer="layout" svg:width="4cm" svg:height="1cm" svg:x="15.6cm" svg:y="3.5cm">
          <text:p text:style-name="P1">A estima</text:p>
          <draw:enhanced-geometry svg:viewBox="0 0 21600 21600" draw:type="rectangle" draw:enhanced-path="M 0 0 L 21600 0 21600 21600 0 21600 0 0 Z N"/>
        </draw:custom-shape>
        <draw:custom-shape draw:style-name="gr1" draw:text-style-name="P1" draw:id="id9" draw:layer="layout" svg:width="7cm" svg:height="1cm" svg:x="15.6cm" svg:y="5.7cm">
          <text:p text:style-name="P1">Por fijación posición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6cm" svg:height="1cm" svg:x="15.6cm" svg:y="10.5cm">
          <text:p text:style-name="P1">Ayudas visuales</text:p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6cm" svg:height="1cm" svg:x="15.6cm" svg:y="12.3cm">
          <text:p text:style-name="P1">Radioayudas</text:p>
          <draw:enhanced-geometry svg:viewBox="0 0 21600 21600" draw:type="rectangle" draw:enhanced-path="M 0 0 L 21600 0 21600 21600 0 21600 0 0 Z N"/>
        </draw:custom-shape>
        <draw:custom-shape draw:style-name="gr1" draw:text-style-name="P1" draw:id="id6" draw:layer="layout" svg:width="6cm" svg:height="1.7cm" svg:x="15.6cm" svg:y="14.7cm">
          <text:p text:style-name="P1">Navegación por satélit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.75cm" svg:y1="10cm" svg:x2="7cm" svg:y2="12.8cm" draw:start-shape="id1" draw:start-glue-point="2" draw:end-shape="id2" draw:end-glue-point="3" svg:d="m3750 10000v2800h3250">
          <text:p/>
        </draw:connector>
        <draw:connector draw:style-name="gr2" draw:text-style-name="P1" draw:layer="layout" svg:x1="3.75cm" svg:y1="7.5cm" svg:x2="7.5cm" svg:y2="4cm" draw:start-shape="id1" draw:start-glue-point="0" draw:end-shape="id3" draw:end-glue-point="3" svg:d="m3750 7500v-3500h3750">
          <text:p/>
        </draw:connector>
        <draw:connector draw:style-name="gr2" draw:text-style-name="P1" draw:layer="layout" draw:line-skew="-0.35cm" svg:x1="12.1cm" svg:y1="12.8cm" svg:x2="15.6cm" svg:y2="11cm" draw:start-shape="id2" draw:start-glue-point="1" draw:end-shape="id4" draw:end-glue-point="3" svg:d="m12100 12800h1400v-1800h2100">
          <text:p/>
        </draw:connector>
        <draw:connector draw:style-name="gr2" draw:text-style-name="P1" draw:layer="layout" svg:x1="12.1cm" svg:y1="12.8cm" svg:x2="15.6cm" svg:y2="12.8cm" draw:end-shape="id5" draw:end-glue-point="3" svg:d="m12100 12800h3500">
          <text:p/>
        </draw:connector>
        <draw:connector draw:style-name="gr2" draw:text-style-name="P1" draw:layer="layout" draw:line-skew="-0.109cm" svg:x1="12.1cm" svg:y1="12.8cm" svg:x2="15.6cm" svg:y2="15.55cm" draw:end-shape="id6" draw:end-glue-point="3" svg:d="m12100 12800h1391v2750h2109">
          <text:p/>
        </draw:connector>
        <draw:connector draw:style-name="gr2" draw:text-style-name="P1" draw:layer="layout" svg:x1="11.5cm" svg:y1="4cm" svg:x2="15.6cm" svg:y2="2cm" draw:start-shape="id3" draw:start-glue-point="1" draw:end-shape="id7" draw:end-glue-point="3" svg:d="m11500 4000h2050v-2000h2050">
          <text:p/>
        </draw:connector>
        <draw:connector draw:style-name="gr2" draw:text-style-name="P1" draw:layer="layout" svg:x1="11.5cm" svg:y1="4cm" svg:x2="15.6cm" svg:y2="4cm" draw:start-shape="id3" draw:start-glue-point="1" draw:end-shape="id8" draw:end-glue-point="3" svg:d="m11500 4000h4100">
          <text:p/>
        </draw:connector>
        <draw:connector draw:style-name="gr2" draw:text-style-name="P1" draw:layer="layout" svg:x1="11.5cm" svg:y1="4cm" svg:x2="15.6cm" svg:y2="6.2cm" draw:start-shape="id3" draw:start-glue-point="1" draw:end-shape="id9" draw:end-glue-point="3" svg:d="m11500 4000h2050v2200h20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8-30T18:22:43</meta:creation-date>
    <dc:date>2009-08-30T19:26:34</dc:date>
    <meta:editing-duration>PT01H03M53S</meta:editing-duration>
    <meta:editing-cycles>2</meta:editing-cycles>
    <meta:generator>OpenOffice.org/3.0$Linux OpenOffice.org_project/300m15$Build-9379</meta:generator>
    <meta:document-statistic meta:object-count="17"/>
    <meta:user-defined meta:name="Información 1"/>
    <meta:user-defined meta:name="Información 2"/>
    <meta:user-defined meta:name="Información 3"/>
    <meta:user-defined meta:name="Información 4"/>
  </office:meta>
</office:document-meta>
</file>